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6C30000031A0000031A550B9032.svg" manifest:media-type="image/svg+xml"/>
  <manifest:file-entry manifest:full-path="Pictures/100000010000001E0000001E30F9F07B.png" manifest:media-type="image/png"/>
  <manifest:file-entry manifest:full-path="Pictures/100000010000001F0000001FD84DF007.png" manifest:media-type="image/png"/>
  <manifest:file-entry manifest:full-path="Pictures/1000037300000334000003346A40F5BB.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c1cd" officeooo:paragraph-rsid="0019c1cd"/>
    </style:style>
    <style:style style:name="P2" style:family="paragraph" style:parent-style-name="Standard">
      <style:paragraph-properties fo:margin-top="0.201cm" fo:margin-bottom="0.201cm" style:contextual-spacing="false" fo:text-align="justify" style:justify-single-word="false"/>
      <style:text-properties officeooo:rsid="0019c1cd" officeooo:paragraph-rsid="0019c1cd"/>
    </style:style>
    <style:style style:name="P3" style:family="paragraph" style:parent-style-name="Standard">
      <style:paragraph-properties fo:break-before="page"/>
      <style:text-properties fo:color="#0012ff" loext:opacity="100%" fo:font-size="20pt" fo:font-weight="bold" officeooo:rsid="0019c1cd" officeooo:paragraph-rsid="0019c1c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color="#0012ff" loext:opacity="100%" fo:font-size="20pt" fo:font-weight="bold" officeooo:rsid="0019c1cd" officeooo:paragraph-rsid="0019c1cd" style:font-size-asian="20pt" style:font-weight-asian="bold" style:font-size-complex="20pt" style:font-weight-complex="bold"/>
    </style:style>
    <style:style style:name="P5" style:family="paragraph" style:parent-style-name="Standard">
      <style:paragraph-properties fo:margin-top="0.201cm" fo:margin-bottom="0.201cm" style:contextual-spacing="false" fo:text-align="justify" style:justify-single-word="false"/>
      <style:text-properties officeooo:rsid="0019e71a" officeooo:paragraph-rsid="0019e71a"/>
    </style:style>
    <style:style style:name="T1" style:family="text">
      <style:text-properties fo:background-color="#ffffff" loext:char-shading-value="0"/>
    </style:style>
    <style:style style:name="T2" style:family="text">
      <style:text-properties fo:font-size="15pt" fo:font-weight="bold" fo:background-color="#ffffff" loext:char-shading-value="0" style:font-size-asian="15pt" style:font-weight-asian="bold" style:font-size-complex="15pt" style:font-weight-complex="bold"/>
    </style:style>
    <style:style style:name="T3" style:family="text">
      <style:text-properties officeooo:rsid="0019e71a"/>
    </style:style>
    <style:style style:name="fr1" style:family="graphic" style:parent-style-name="Graphics">
      <style:graphic-properties fo:margin-left="0cm" fo:margin-right="0.07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Índice</text:p>
      <text:p text:style-name="P3">Preámbulo</text:p>
      <text:p text:style-name="P2">Este software es un proyecto personal hecho por Miguel E. García García.</text:p>
      <text:p text:style-name="P2">La situación actual es primordial ya que me encuentro en el Módulo de Formación Profesional DAM (Desarrollo de Aplicaciones Multiplataforma), y el principal objetivo de este proyecto es aprender a hacer las cosas de una manera más profesional. Actualmente los trabajos que se nos mandan son, en mi opinión, muy sencillos; además no consigues aplicar bien las buenas costumbres de la programación debido a la fugacidad de estos. Por ejemplo, no tienes la necesidad de hacer el código escalable pues, entregas el código y no vuelves a tratarlo, incluso lo haces en el mismo día y no importa que no sepas ni comprenderlo al día siguiente. Por todo esto, he decidido iniciar un proyecto personal en el que diseñar un ajedrez, no demasiado complejo, pero lo suficiente como para aplicar varias técnicas distintas que hasta ahora he aprendido; en el mejor de los casos una vez el proyecto esté terminado (hasta lo que tengo en mente y en los diagramas a día de hoy).</text:p>
      <text:p text:style-name="P2">Se podría seguir actualizando y mejorando para añadir funcionalidades que no sabía antes, por una parte por eso diseño esta documentación, y por otra con un fin profesional (portafolio), aún que no creo que sea muy notable para una empresa un simple ajedrez, creo que demuestro mi dedicación y mi interés en aprender sobre este mundo.</text:p>
      <text:p text:style-name="P2">Por la razón de ser del proyecto (aprender), estoy trabajando en cosas que pueden considerarse innecesarias, como por ejemplo la estructura de ramas de git, que en principio es innecesaria ya que solo yo trabajo en el proyecto, y podría hacerlo todo en la rama dev, pero para usar más funcionalidades de git, y simular que trabajo con otras personas en distintas ramas, lo haré de esta manera.</text:p>
      <text:p text:style-name="P4">Licencia</text:p>
      <text:p text:style-name="P2"><text:span text:style-name="T1">Este proyecto está regido bajo la licencia </text:span><text:span text:style-name="T2">CC BY4.0</text:span><text:a xlink:type="simple" xlink:href="https://creativecommons.org/licenses/by/4.0/?ref=chooser-v1" office:target-frame-name="_blank" xlink:show="new" text:style-name="Internet_20_link" text:visited-style-name="Visited_20_Internet_20_Link"><text:span text:style-name="T2"> </text:span><text:span text:style-name="T1"><draw:a xlink:type="simple" xlink:href="https://creativecommons.org/licenses/by/4.0/?ref=chooser-v1" office:target-frame-name="_blank" xlink:show="new"><draw:frame draw:style-name="fr1" draw:name="Imagen1" text:anchor-type="as-char" svg:width="0.582cm" svg:height="0.582cm" draw:z-index="0"><draw:image xlink:href="Pictures/100006C30000031A0000031A550B9032.svg" xlink:type="simple" xlink:show="embed" xlink:actuate="onLoad" draw:mime-type="image/svg+xml"/><draw:image xlink:href="Pictures/100000010000001E0000001E30F9F07B.png" xlink:type="simple" xlink:show="embed" xlink:actuate="onLoad" draw:mime-type="image/png"/></draw:frame></draw:a></text:span><text:span text:style-name="T1"><draw:a xlink:type="simple" xlink:href="https://creativecommons.org/licenses/by/4.0/?ref=chooser-v1" office:target-frame-name="_blank" xlink:show="new"><draw:frame draw:style-name="fr1" draw:name="Imagen2" text:anchor-type="as-char" svg:width="0.582cm" svg:height="0.582cm" draw:z-index="1"><draw:image xlink:href="Pictures/1000037300000334000003346A40F5BB.svg" xlink:type="simple" xlink:show="embed" xlink:actuate="onLoad" draw:mime-type="image/svg+xml"/><draw:image xlink:href="Pictures/100000010000001F0000001FD84DF007.png" xlink:type="simple" xlink:show="embed" xlink:actuate="onLoad" draw:mime-type="image/png"/></draw:frame></draw:a></text:span></text:a><text:span text:style-name="T1">.</text:span></text:p>
      <text:p text:style-name="P3">1. OBJETIVO</text:p>
      <text:p text:style-name="P5">El objetivo de la documentación es servir como nexo común entre los diagramas, mis ideas y el proyecto, y de esta manera facilitar a quien desee entender el cómo y por qué de este proyecto.</text:p>
      <text:p text:style-name="P2">El objetivo del proyecto es mejorar en diversos ámbitos de la programación como pueden ser java, lectura de ficheros, git, diagramas…</text:p>
      <text:p text:style-name="P2">El segundo objetivo del proyecto es diseñar un ajedrez completamente funcional sin UI (de momento), todo la interacción con el usuario será a través de texto, con indicaciones como: “d2 d4”. <text:span text:style-name="T3">Este ajedrez también tendrá sistema de guardado de partidas y distintos modos, los tableros se podrán diseñar en un archivo de texto plano con un formato específico que estará específicado en esta misma documentación.</text:span></text:p>
      <text:p text:style-name="P5">2. CONTENIDO</text:p>
      <text:p text:style-name="P5">Los diagramas en los que me basaré para hacer el proyecto, así como una explicación para estos.</text:p>
      <text:p text:style-name="P5">Explicación de las clases y sus métodos.</text:p>
      <text:p text:style-name="P5">Control de versiones a partir de la creación de este documento (17/04/20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7T13:49:25.857000000</meta:creation-date>
    <dc:date>2024-04-17T14:58:28.851000000</dc:date>
    <meta:editing-duration>PT1H9M3S</meta:editing-duration>
    <meta:editing-cycles>2</meta:editing-cycles>
    <meta:generator>LibreOffice/7.6.4.1$Windows_X86_64 LibreOffice_project/e19e193f88cd6c0525a17fb7a176ed8e6a3e2aa1</meta:generator>
    <meta:document-statistic meta:table-count="0" meta:image-count="2" meta:object-count="0" meta:page-count="3" meta:paragraph-count="16" meta:word-count="474" meta:character-count="2799" meta:non-whitespace-character-count="2341"/>
  </office:meta>
</office:document-meta>
</file>